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indent="0in"/>
      <style:text-properties style:font-name="Times New Roman" fo:font-size="12pt" style:font-size-asian="12pt" style:font-size-complex="12pt" fo:language="en" fo:country="US"/>
    </style:style>
    <style:style style:name="P3" style:parent-style-name="Normal"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CommentReference"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4916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CommentText" style:family="paragraph">
      <style:paragraph-properties fo:text-align="start" fo:text-indent="0in"/>
    </style:style>
    <style:style style:name="T20" style:parent-style-name="CommentReference"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CommentReference"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Normal" style:family="paragraph">
      <style:paragraph-properties fo:text-align="start" fo:text-indent="0in"/>
      <style:text-properties style:font-name="Times New Roman" fo:font-size="12pt" style:font-size-asian="12pt" style:font-size-complex="12pt" fo:language="en" fo:country="US"/>
    </style:style>
    <style:style style:name="P39" style:parent-style-name="Normal" style:family="paragraph">
      <style:paragraph-properties fo:text-align="start" fo:text-indent="0in"/>
      <style:text-properties style:font-name="Times New Roman" fo:font-size="12pt" style:font-size-asian="12pt" style:font-size-complex="12pt" fo:language="en" fo:country="US"/>
    </style:style>
    <style:style style:name="P40" style:parent-style-name="Normal" style:family="paragraph">
      <style:paragraph-properties fo:text-align="start" fo:text-indent="0in"/>
      <style:text-properties style:font-name="Times New Roman" fo:font-size="12pt" style:font-size-asian="12pt" style:font-size-complex="12pt" fo:language="en" fo:country="US"/>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CommentReference"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CommentReference"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text-properties style:font-name="Times New Roman" fo:font-size="12pt" style:font-size-asian="12pt" style:font-size-complex="12pt" fo:language="en" fo:country="US"/>
    </style:style>
    <style:style style:name="P56" style:parent-style-name="Normal" style:family="paragraph">
      <style:paragraph-properties fo:text-align="start" fo:text-indent="0in"/>
      <style:text-properties style:font-name="Times New Roman" fo:font-size="12pt" style:font-size-asian="12pt" style:font-size-complex="12pt" fo:language="en" fo:country="US"/>
    </style:style>
    <style:style style:name="P57" style:parent-style-name="Normal" style:family="paragraph">
      <style:paragraph-properties fo:text-align="start" fo:text-indent="0in"/>
    </style:style>
    <style:style style:name="T58" style:parent-style-name="DefaultParagraphFont" style:family="text">
      <style:text-properties style:font-name="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DefaultParagraphFont" style:family="text">
      <style:text-properties fo:color="#000000"/>
    </style:style>
    <style:style style:name="T61" style:parent-style-name="DefaultParagraphFont" style:family="text">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4" style:parent-style-name="Normal" style:family="paragraph">
      <style:paragraph-properties fo:text-align="start" fo:text-indent="0in"/>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style:letter-kerning="false"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style:letter-kerning="false" fo:font-size="12pt" style:font-size-asian="12pt" style:font-size-complex="12pt" fo:language="en" fo:country="US"/>
    </style:style>
    <style:style style:name="T76" style:parent-style-name="DefaultParagraphFont" style:family="text">
      <style:text-properties style:font-name="Times New Roman" style:letter-kerning="false" fo:font-size="12pt" style:font-size-asian="12pt" style:font-size-complex="12pt" fo:language="en" fo:country="US"/>
    </style:style>
    <style:style style:name="T77" style:parent-style-name="DefaultParagraphFont" style:family="text">
      <style:text-properties style:font-name="Times New Roman" style:letter-kerning="false"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style:letter-kerning="false" fo:font-size="12pt" style:font-size-asian="12pt" style:font-size-complex="12pt" fo:language="en" fo:country="US"/>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Normal" style:family="paragraph">
      <style:paragraph-properties fo:text-align="start" fo:text-indent="0in"/>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T90" style:parent-style-name="DefaultParagraphFont" style:family="text">
      <style:text-properties style:font-name="Times New Roman"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T99" style:parent-style-name="DefaultParagraphFont" style:family="text">
      <style:text-properties style:font-name="Times New Roman"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P111"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12" style:parent-style-name="Normal" style:family="paragraph">
      <style:paragraph-properties fo:text-align="start" fo:text-indent="0in"/>
    </style:style>
    <style:style style:name="T1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4" style:parent-style-name="Normal" style:family="paragraph">
      <style:paragraph-properties fo:text-align="start" fo:text-indent="0in"/>
      <style:text-properties style:font-name="Times New Roman" fo:font-size="12pt" style:font-size-asian="12pt" style:font-size-complex="12pt" fo:language="en" fo:country="US"/>
    </style:style>
    <style:style style:name="P115" style:parent-style-name="Normal" style:family="paragraph">
      <style:paragraph-properties fo:text-align="start" fo:text-indent="0in"/>
      <style:text-properties style:font-name="Times New Roman" fo:font-size="12pt" style:font-size-asian="12pt" style:font-size-complex="12pt" fo:language="en" fo:country="US"/>
    </style:style>
    <style:style style:name="P11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7" style:parent-style-name="Normal" style:family="paragraph">
      <style:paragraph-properties fo:text-align="start" fo:text-indent="0in"/>
      <style:text-properties style:font-name="Times New Roman" fo:font-size="12pt" style:font-size-asian="12pt" style:font-size-complex="12pt" fo:language="en" fo:country="US"/>
    </style:style>
    <style:style style:name="P11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in"/>
      <style:text-properties style:font-name="Times New Roman" fo:font-size="12pt" style:font-size-asian="12pt" style:font-size-complex="12pt" fo:language="en" fo:country="US"/>
    </style:style>
    <style:style style:name="P121" style:parent-style-name="Normal" style:family="paragraph">
      <style:paragraph-properties fo:text-align="start" fo:text-indent="0in"/>
      <style:text-properties style:font-name="Times New Roman" fo:font-size="12pt" style:font-size-asian="12pt" style:font-size-complex="12pt" fo:language="en" fo:country="US"/>
    </style:style>
    <style:style style:name="P122" style:parent-style-name="Normal" style:family="paragraph">
      <style:paragraph-properties fo:text-align="start" fo:text-indent="0in"/>
      <style:text-properties style:font-name="Times New Roman" fo:font-size="12pt" style:font-size-asian="12pt" style:font-size-complex="12pt" fo:language="en" fo:country="US"/>
    </style:style>
    <style:style style:name="P123" style:parent-style-name="Normal" style:family="paragraph">
      <style:paragraph-properties fo:text-align="start" fo:text-indent="0in"/>
      <style:text-properties style:font-name="Times New Roman" fo:font-size="12pt" style:font-size-asian="12pt" style:font-size-complex="12pt" fo:language="en" fo:country="US"/>
    </style:style>
    <style:style style:name="P12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5" style:parent-style-name="Normal" style:family="paragraph">
      <style:paragraph-properties fo:text-align="start" fo:text-indent="0in"/>
      <style:text-properties style:font-name="Times New Roman" fo:font-size="12pt" style:font-size-asian="12pt" style:font-size-complex="12pt" fo:language="en" fo:country="US"/>
    </style:style>
    <style:style style:name="P126" style:parent-style-name="Normal" style:family="paragraph">
      <style:paragraph-properties fo:text-align="start" fo:text-indent="0in"/>
      <style:text-properties style:font-name="Times New Roman" fo:font-size="12pt" style:font-size-asian="12pt" style:font-size-complex="12pt" fo:language="en" fo:country="US"/>
    </style:style>
    <style:style style:name="P127" style:parent-style-name="Normal" style:family="paragraph">
      <style:paragraph-properties fo:text-align="start" fo:text-indent="0in"/>
      <style:text-properties style:font-name="Times New Roman" fo:font-size="12pt" style:font-size-asian="12pt" style:font-size-complex="12pt" fo:language="en" fo:country="US"/>
    </style:style>
    <style:style style:name="P128" style:parent-style-name="Normal" style:family="paragraph">
      <style:paragraph-properties fo:text-align="start" fo:text-indent="0in"/>
      <style:text-properties style:font-name="Times New Roman" fo:font-size="12pt" style:font-size-asian="12pt" style:font-size-complex="12pt" fo:language="en" fo:country="US"/>
    </style:style>
    <style:style style:name="P129" style:parent-style-name="Normal" style:family="paragraph">
      <style:paragraph-properties fo:text-align="start" fo:text-indent="0in"/>
      <style:text-properties style:font-name="Times New Roman" fo:font-size="12pt" style:font-size-asian="12pt" style:font-size-complex="12pt" fo:language="en" fo:country="US"/>
    </style:style>
    <style:style style:name="P130" style:parent-style-name="Normal" style:family="paragraph">
      <style:paragraph-properties fo:text-align="start" fo:text-indent="0in"/>
      <style:text-properties style:font-name="Times New Roman" fo:font-size="12pt" style:font-size-asian="12pt" style:font-size-complex="12pt" fo:language="en" fo:country="US"/>
    </style:style>
    <style:style style:name="P131" style:parent-style-name="Normal" style:family="paragraph">
      <style:paragraph-properties fo:text-align="start" fo:text-indent="0in"/>
      <style:text-properties style:font-name="Times New Roman" fo:font-size="12pt" style:font-size-asian="12pt" style:font-size-complex="12pt" fo:language="en" fo:country="US"/>
    </style:style>
    <style:style style:name="P132" style:parent-style-name="Normal" style:family="paragraph">
      <style:paragraph-properties fo:text-align="start" fo:text-indent="0in"/>
      <style:text-properties style:font-name="Times New Roman" fo:font-size="12pt" style:font-size-asian="12pt" style:font-size-complex="12pt" fo:language="en" fo:country="US"/>
    </style:style>
    <style:style style:name="P133" style:parent-style-name="Normal" style:family="paragraph">
      <style:paragraph-properties fo:text-align="start" fo:text-indent="0in"/>
      <style:text-properties style:font-name="Times New Roman" fo:font-size="12pt" style:font-size-asian="12pt" style:font-size-complex="12pt" fo:language="en" fo:country="US"/>
    </style:style>
    <style:style style:name="P134" style:parent-style-name="Normal" style:family="paragraph">
      <style:paragraph-properties fo:text-align="start" fo:text-indent="0in"/>
      <style:text-properties style:font-name="Times New Roman" fo:font-size="12pt" style:font-size-asian="12pt" style:font-size-complex="12pt" fo:language="en" fo:country="US"/>
    </style:style>
    <style:style style:name="P135" style:parent-style-name="Normal" style:family="paragraph">
      <style:paragraph-properties fo:text-align="start" fo:text-indent="0in"/>
      <style:text-properties style:font-name="Times New Roman" fo:font-size="12pt" style:font-size-asian="12pt" style:font-size-complex="12pt" fo:language="en" fo:country="US"/>
    </style:style>
    <style:style style:name="P136" style:parent-style-name="Normal" style:family="paragraph">
      <style:paragraph-properties fo:text-align="start" fo:text-indent="0in"/>
      <style:text-properties style:font-name="Times New Roman" fo:font-size="12pt" style:font-size-asian="12pt" style:font-size-complex="12pt" fo:language="en" fo:country="US"/>
    </style:style>
    <style:style style:name="P137" style:parent-style-name="Normal" style:family="paragraph">
      <style:paragraph-properties fo:text-align="start" fo:text-indent="0in"/>
      <style:text-properties style:font-name="Times New Roman" fo:font-size="12pt" style:font-size-asian="12pt" style:font-size-complex="12pt" fo:language="en" fo:country="US"/>
    </style:style>
    <style:style style:name="P138" style:parent-style-name="Normal" style:family="paragraph">
      <style:paragraph-properties fo:text-align="start" fo:text-indent="0in"/>
      <style:text-properties style:font-name="Times New Roman" fo:font-size="12pt" style:font-size-asian="12pt" style:font-size-complex="12pt" fo:language="en" fo:country="US"/>
    </style:style>
    <style:style style:name="P139" style:parent-style-name="Normal" style:family="paragraph">
      <style:paragraph-properties fo:text-align="start" fo:text-indent="0in"/>
      <style:text-properties style:font-name="Times New Roman" fo:font-size="12pt" style:font-size-asian="12pt" style:font-size-complex="12pt" fo:language="en" fo:country="US"/>
    </style:style>
    <style:style style:name="P140" style:parent-style-name="Normal" style:family="paragraph">
      <style:paragraph-properties fo:text-align="start" fo:text-indent="0in"/>
      <style:text-properties style:font-name="Times New Roman" fo:font-size="12pt" style:font-size-asian="12pt" style:font-size-complex="12pt" fo:language="en" fo:country="US"/>
    </style:style>
    <style:style style:name="P141" style:parent-style-name="Normal" style:family="paragraph">
      <style:paragraph-properties fo:text-align="start" fo:text-indent="0in"/>
      <style:text-properties style:font-name="Times New Roman" fo:font-size="12pt" style:font-size-asian="12pt" style:font-size-complex="12pt" fo:language="en" fo:country="US"/>
    </style:style>
    <style:style style:name="P142" style:parent-style-name="Normal" style:family="paragraph">
      <style:paragraph-properties fo:text-align="start" fo:text-indent="0in"/>
      <style:text-properties style:font-name="Times New Roman" fo:font-size="12pt" style:font-size-asian="12pt" style:font-size-complex="12pt" fo:language="en" fo:country="US"/>
    </style:style>
    <style:style style:name="P143" style:parent-style-name="Normal" style:family="paragraph">
      <style:paragraph-properties fo:text-align="start" fo:text-indent="0in"/>
      <style:text-properties style:font-name="Times New Roman" fo:font-size="12pt" style:font-size-asian="12pt" style:font-size-complex="12pt" fo:language="en" fo:country="US"/>
    </style:style>
    <style:style style:name="P144" style:parent-style-name="Normal" style:family="paragraph">
      <style:paragraph-properties fo:text-align="start" fo:text-indent="0in"/>
      <style:text-properties style:font-name="Times New Roman" fo:font-size="12pt" style:font-size-asian="12pt" style:font-size-complex="12pt" fo:language="en" fo:country="US"/>
    </style:style>
    <style:style style:name="P145" style:parent-style-name="Normal" style:family="paragraph">
      <style:paragraph-properties fo:text-align="start" fo:text-indent="0in"/>
      <style:text-properties style:font-name="Times New Roman" fo:font-size="12pt" style:font-size-asian="12pt" style:font-size-complex="12pt" fo:language="en" fo:country="US"/>
    </style:style>
    <style:style style:name="P146" style:parent-style-name="Normal" style:family="paragraph">
      <style:paragraph-properties fo:text-align="start" fo:text-indent="0in"/>
      <style:text-properties style:font-name="Times New Roman" fo:font-size="12pt" style:font-size-asian="12pt" style:font-size-complex="12pt" fo:language="en" fo:country="US"/>
    </style:style>
    <style:style style:name="P147" style:parent-style-name="Normal" style:family="paragraph">
      <style:paragraph-properties fo:text-align="start" fo:text-indent="0in"/>
      <style:text-properties style:font-name="Times New Roman" fo:font-size="12pt" style:font-size-asian="12pt" style:font-size-complex="12pt" fo:language="en" fo:country="US"/>
    </style:style>
    <style:style style:name="P148" style:parent-style-name="Normal" style:family="paragraph">
      <style:paragraph-properties fo:text-align="start" fo:text-indent="0in"/>
      <style:text-properties style:font-name="Times New Roman" fo:font-size="12pt" style:font-size-asian="12pt" style:font-size-complex="12pt" fo:language="en" fo:country="US"/>
    </style:style>
    <style:style style:name="P149" style:parent-style-name="Normal" style:family="paragraph">
      <style:paragraph-properties fo:text-align="start" fo:text-indent="0in"/>
      <style:text-properties style:font-name="Times New Roman" fo:font-size="12pt" style:font-size-asian="12pt" style:font-size-complex="12pt" fo:language="en" fo:country="US"/>
    </style:style>
    <style:style style:name="P150" style:parent-style-name="Normal" style:family="paragraph">
      <style:paragraph-properties fo:text-align="start" fo:text-indent="0in"/>
      <style:text-properties style:font-name="Times New Roman" fo:font-size="12pt" style:font-size-asian="12pt" style:font-size-complex="12pt" fo:language="en" fo:country="US"/>
    </style:style>
    <style:style style:name="P151" style:parent-style-name="Normal" style:family="paragraph">
      <style:paragraph-properties fo:text-align="start" fo:text-indent="0in"/>
    </style:style>
    <style:style style:name="T152" style:parent-style-name="DefaultParagraphFont" style:family="text">
      <style:text-properties style:font-name="Times New Roman" fo:font-size="12pt" style:font-size-asian="12pt" style:font-size-complex="12pt" fo:language="en" fo:country="US"/>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CommentText" style:family="paragraph">
      <style:paragraph-properties fo:text-align="start" fo:text-indent="0in"/>
    </style:style>
    <style:style style:name="T155" style:parent-style-name="DefaultParagraphFont" style:family="text">
      <style:text-properties style:font-name="Times New Roman" fo:font-size="12pt" style:font-size-asian="12pt" style:font-size-complex="12pt" fo:language="en" fo:country="US"/>
    </style:style>
    <style:style style:name="P156" style:parent-style-name="Normal"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align="start" fo:text-indent="0in"/>
      <style:text-properties style:font-name="Times New Roman" fo:font-size="12pt" style:font-size-asian="12pt" style:font-size-complex="12pt" fo:language="en" fo:country="US"/>
    </style:style>
    <style:style style:name="P158" style:parent-style-name="Normal" style:family="paragraph">
      <style:paragraph-properties fo:text-align="start" fo:text-indent="0in"/>
      <style:text-properties style:font-name="Times New Roman" fo:font-size="12pt" style:font-size-asian="12pt" style:font-size-complex="12pt" fo:language="en" fo:country="US"/>
    </style:style>
    <style:style style:name="P159" style:parent-style-name="Normal" style:family="paragraph">
      <style:paragraph-properties fo:text-align="start" fo:text-indent="0in"/>
      <style:text-properties style:font-name="Times New Roman" fo:font-size="12pt" style:font-size-asian="12pt" style:font-size-complex="12pt" fo:language="en" fo:country="US"/>
    </style:style>
    <style:style style:name="P160" style:parent-style-name="Normal" style:family="paragraph">
      <style:paragraph-properties fo:text-align="start" fo:text-indent="0in"/>
      <style:text-properties style:font-name="Times New Roman" fo:font-size="12pt" style:font-size-asian="12pt" style:font-size-complex="12pt" fo:language="en" fo:country="US"/>
    </style:style>
    <style:style style:name="P161" style:parent-style-name="Normal" style:family="paragraph">
      <style:paragraph-properties fo:text-align="start" fo:text-indent="0in"/>
      <style:text-properties style:font-name="Times New Roman" fo:font-size="12pt" style:font-size-asian="12pt" style:font-size-complex="12pt" fo:language="en" fo:country="US"/>
    </style:style>
    <style:style style:name="P162" style:parent-style-name="Normal" style:family="paragraph">
      <style:paragraph-properties fo:text-align="start" fo:text-indent="0in"/>
      <style:text-properties style:font-name="Times New Roman" fo:font-size="12pt" style:font-size-asian="12pt" style:font-size-complex="12pt" fo:language="en" fo:country="US"/>
    </style:style>
    <style:style style:name="P163" style:parent-style-name="Normal" style:family="paragraph">
      <style:paragraph-properties fo:text-align="start" fo:text-indent="0in"/>
      <style:text-properties style:font-name="Times New Roman" fo:font-size="12pt" style:font-size-asian="12pt" style:font-size-complex="12pt" fo:language="en" fo:country="US"/>
    </style:style>
    <style:style style:name="P164" style:parent-style-name="Normal" style:family="paragraph">
      <style:paragraph-properties fo:text-align="start" fo:text-indent="0in"/>
      <style:text-properties style:font-name="Times New Roman" fo:font-size="12pt" style:font-size-asian="12pt" style:font-size-complex="12pt" fo:language="en" fo:country="US"/>
    </style:style>
    <style:style style:name="P165" style:parent-style-name="Normal" style:family="paragraph">
      <style:paragraph-properties fo:text-align="start" fo:text-indent="0in"/>
      <style:text-properties style:font-name="Times New Roman" fo:font-size="12pt" style:font-size-asian="12pt" style:font-size-complex="12pt" fo:language="en" fo:country="US"/>
    </style:style>
    <style:style style:name="P166" style:parent-style-name="Normal" style:family="paragraph">
      <style:paragraph-properties fo:text-align="start" fo:text-indent="0in"/>
      <style:text-properties style:font-name="Times New Roman" fo:font-size="12pt" style:font-size-asian="12pt" style:font-size-complex="12pt" fo:language="en" fo:country="US"/>
    </style:style>
    <style:style style:name="P167" style:parent-style-name="Normal" style:family="paragraph">
      <style:paragraph-properties fo:text-align="start" fo:text-indent="0in"/>
      <style:text-properties style:font-name="Times New Roman" fo:font-size="12pt" style:font-size-asian="12pt" style:font-size-complex="12pt" fo:language="en" fo:country="US"/>
    </style:style>
    <style:style style:name="P168" style:parent-style-name="Normal" style:family="paragraph">
      <style:paragraph-properties fo:text-align="start" fo:text-indent="0in"/>
      <style:text-properties style:font-name="Times New Roman" fo:font-size="12pt" style:font-size-asian="12pt" style:font-size-complex="12pt" fo:language="en" fo:country="US"/>
    </style:style>
    <style:style style:name="P169" style:parent-style-name="Normal" style:family="paragraph">
      <style:paragraph-properties fo:text-align="start" fo:text-indent="0in"/>
    </style:style>
    <style:style style:name="T170" style:parent-style-name="DefaultParagraphFont" style:family="text">
      <style:text-properties style:font-name="Times New Roman" fo:font-size="12pt" style:font-size-asian="12pt" style:font-size-complex="12pt" fo:language="en" fo:country="US"/>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DefaultParagraphFont" style:family="text">
      <style:text-properties style:font-name="Times New Roman" fo:font-size="12pt" style:font-size-asian="12pt" style:font-size-complex="12pt" fo:language="en" fo:country="US"/>
    </style:style>
    <style:style style:name="T178" style:parent-style-name="DefaultParagraphFont" style:family="text">
      <style:text-properties style:font-name="Times New Roman" fo:font-size="12pt" style:font-size-asian="12pt" style:font-size-complex="12pt" fo:language="en" fo:country="US"/>
    </style:style>
    <style:style style:name="P179" style:parent-style-name="CommentText" style:family="paragraph">
      <style:paragraph-properties fo:text-align="start" fo:text-indent="0in"/>
    </style:style>
    <style:style style:name="T180" style:parent-style-name="DefaultParagraphFont" style:family="text">
      <style:text-properties style:font-name="Times New Roman" fo:font-size="12pt" style:font-size-asian="12pt" style:font-size-complex="12pt" fo:language="en" fo:country="US"/>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ize="12pt" style:font-size-asian="12pt" style:font-size-complex="12pt" fo:language="en" fo:country="US"/>
    </style:style>
    <style:style style:name="P186" style:parent-style-name="CommentText" style:family="paragraph">
      <style:paragraph-properties fo:text-align="start" fo:text-indent="0in"/>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DefaultParagraphFont" style:family="text">
      <style:text-properties style:font-name="Times New Roman" fo:font-size="12pt" style:font-size-asian="12pt" style:font-size-complex="12pt" fo:language="en" fo:country="US"/>
    </style:style>
    <style:style style:name="P194" style:parent-style-name="Normal" style:family="paragraph">
      <style:paragraph-properties fo:text-align="start" fo:text-indent="0in"/>
      <style:text-properties style:font-name="Times New Roman" fo:font-size="12pt" style:font-size-asian="12pt" style:font-size-complex="12pt" fo:language="en" fo:country="US"/>
    </style:style>
    <style:style style:name="P195" style:parent-style-name="Normal" style:family="paragraph">
      <style:paragraph-properties fo:text-align="start" fo:text-indent="0in"/>
      <style:text-properties style:font-name="Times New Roman" fo:font-size="12pt" style:font-size-asian="12pt" style:font-size-complex="12pt" fo:language="en" fo:country="US"/>
    </style:style>
    <style:style style:name="P196" style:parent-style-name="Normal" style:family="paragraph">
      <style:paragraph-properties fo:text-align="start" fo:text-indent="0in"/>
      <style:text-properties style:font-name="Times New Roman" fo:font-size="12pt" style:font-size-asian="12pt" style:font-size-complex="12pt" fo:language="en" fo:country="US"/>
    </style:style>
    <style:style style:name="P197" style:parent-style-name="Normal" style:family="paragraph">
      <style:paragraph-properties fo:text-align="start" fo:text-indent="0in"/>
      <style:text-properties style:font-name="Times New Roman" fo:font-size="12pt" style:font-size-asian="12pt" style:font-size-complex="12pt" fo:language="en" fo:country="US"/>
    </style:style>
    <style:style style:name="P198" style:parent-style-name="Normal" style:family="paragraph">
      <style:paragraph-properties fo:text-align="start" fo:text-indent="0in"/>
      <style:text-properties style:font-name="Times New Roman" fo:font-size="12pt" style:font-size-asian="12pt" style:font-size-complex="12pt" fo:language="en" fo:country="US"/>
    </style:style>
    <style:style style:name="P199" style:parent-style-name="Normal" style:family="paragraph">
      <style:paragraph-properties fo:text-align="start" fo:text-indent="0in"/>
      <style:text-properties style:font-name="Times New Roman" fo:font-size="12pt" style:font-size-asian="12pt" style:font-size-complex="12pt" fo:language="en" fo:country="US"/>
    </style:style>
    <style:style style:name="P200" style:parent-style-name="Normal" style:family="paragraph">
      <style:paragraph-properties fo:text-align="start" fo:text-indent="0in"/>
      <style:text-properties style:font-name="Times New Roman" fo:font-size="12pt" style:font-size-asian="12pt" style:font-size-complex="12pt" fo:language="en" fo:country="US"/>
    </style:style>
    <style:style style:name="P201" style:parent-style-name="Normal" style:family="paragraph">
      <style:paragraph-properties fo:text-align="start" fo:text-indent="0in"/>
      <style:text-properties style:font-name="Times New Roman" fo:font-size="12pt" style:font-size-asian="12pt" style:font-size-complex="12pt" fo:language="en" fo:country="US"/>
    </style:style>
    <style:style style:name="P202" style:parent-style-name="Normal" style:family="paragraph">
      <style:paragraph-properties fo:text-align="start" fo:text-indent="0in"/>
      <style:text-properties style:font-name="Times New Roman" fo:font-size="12pt" style:font-size-asian="12pt" style:font-size-complex="12pt" fo:language="en" fo:country="US"/>
    </style:style>
    <style:style style:name="P203" style:parent-style-name="Normal" style:family="paragraph">
      <style:paragraph-properties fo:text-align="start" fo:text-indent="0in"/>
      <style:text-properties style:font-name="Times New Roman" fo:font-size="12pt" style:font-size-asian="12pt" style:font-size-complex="12pt" fo:language="en" fo:country="US"/>
    </style:style>
    <style:style style:name="P204" style:parent-style-name="Normal" style:family="paragraph">
      <style:paragraph-properties fo:text-align="start" fo:text-indent="0in"/>
      <style:text-properties style:font-name="Times New Roman" fo:font-size="12pt" style:font-size-asian="12pt" style:font-size-complex="12pt" fo:language="en" fo:country="US"/>
    </style:style>
    <style:style style:name="P205" style:parent-style-name="Normal" style:family="paragraph">
      <style:paragraph-properties fo:text-align="start" fo:text-indent="0in"/>
      <style:text-properties style:font-name="Times New Roman" fo:font-size="12pt" style:font-size-asian="12pt" style:font-size-complex="12pt" fo:language="en" fo:country="US"/>
    </style:style>
    <style:style style:name="P206" style:parent-style-name="Normal" style:family="paragraph">
      <style:paragraph-properties fo:text-align="start" fo:text-indent="0in"/>
      <style:text-properties style:font-name="Times New Roman" fo:font-size="12pt" style:font-size-asian="12pt" style:font-size-complex="12pt" fo:language="en" fo:country="US"/>
    </style:style>
    <style:style style:name="P207" style:parent-style-name="Normal" style:family="paragraph">
      <style:paragraph-properties fo:text-align="start" fo:text-indent="0in"/>
      <style:text-properties style:font-name="Times New Roman" fo:font-size="12pt" style:font-size-asian="12pt" style:font-size-complex="12pt" fo:language="en" fo:country="US"/>
    </style:style>
    <style:style style:name="P208" style:parent-style-name="Normal" style:family="paragraph">
      <style:paragraph-properties fo:text-align="start" fo:text-indent="0in"/>
      <style:text-properties style:font-name="Times New Roman" fo:font-size="12pt" style:font-size-asian="12pt" style:font-size-complex="12pt" fo:language="en" fo:country="US"/>
    </style:style>
    <style:style style:name="P209" style:parent-style-name="Normal" style:family="paragraph">
      <style:paragraph-properties fo:text-align="start" fo:text-indent="0in"/>
      <style:text-properties style:font-name="Times New Roman" fo:font-size="12pt" style:font-size-asian="12pt" style:font-size-complex="12pt" fo:language="en" fo:country="US"/>
    </style:style>
    <style:style style:name="P210" style:parent-style-name="Normal" style:family="paragraph">
      <style:paragraph-properties fo:text-align="start" fo:text-indent="0in"/>
      <style:text-properties style:font-name="Times New Roman" fo:font-size="12pt" style:font-size-asian="12pt" style:font-size-complex="12pt" fo:language="en" fo:country="US"/>
    </style:style>
    <style:style style:name="P211" style:parent-style-name="Normal" style:family="paragraph">
      <style:paragraph-properties fo:text-align="start" fo:text-indent="0in"/>
      <style:text-properties style:font-name="Times New Roman" fo:font-size="12pt" style:font-size-asian="12pt" style:font-size-complex="12pt" fo:language="en" fo:country="US"/>
    </style:style>
    <style:style style:name="P212" style:parent-style-name="Normal" style:family="paragraph">
      <style:paragraph-properties fo:text-align="start" fo:text-indent="0in"/>
      <style:text-properties style:font-name="Times New Roman" fo:font-size="12pt" style:font-size-asian="12pt" style:font-size-complex="12pt" fo:language="en" fo:country="US"/>
    </style:style>
    <style:style style:name="P213" style:parent-style-name="Normal" style:family="paragraph">
      <style:paragraph-properties fo:text-align="start" fo:text-indent="0in"/>
      <style:text-properties style:font-name="Times New Roman" fo:font-size="12pt" style:font-size-asian="12pt" style:font-size-complex="12pt" fo:language="en" fo:country="US"/>
    </style:style>
    <style:style style:name="P214" style:parent-style-name="Normal" style:family="paragraph">
      <style:paragraph-properties fo:text-align="start" fo:text-indent="0in"/>
      <style:text-properties style:font-name="Times New Roman" fo:font-size="12pt" style:font-size-asian="12pt" style:font-size-complex="12pt" fo:language="en" fo:country="US"/>
    </style:style>
    <style:style style:name="P215" style:parent-style-name="Normal" style:family="paragraph">
      <style:paragraph-properties fo:text-align="start" fo:text-indent="0in"/>
      <style:text-properties style:font-name="Times New Roman" fo:font-size="12pt" style:font-size-asian="12pt" style:font-size-complex="12pt" fo:language="en" fo:country="US"/>
    </style:style>
    <style:style style:name="P216" style:parent-style-name="Normal" style:family="paragraph">
      <style:paragraph-properties fo:text-align="start" fo:text-indent="0in"/>
      <style:text-properties style:font-name="Times New Roman" fo:font-size="12pt" style:font-size-asian="12pt" style:font-size-complex="12pt" fo:language="en" fo:country="US"/>
    </style:style>
    <style:style style:name="P217" style:parent-style-name="Normal" style:family="paragraph">
      <style:paragraph-properties fo:text-align="start" fo:text-indent="0in"/>
      <style:text-properties style:font-name="Times New Roman" fo:font-size="12pt" style:font-size-asian="12pt" style:font-size-complex="12pt" fo:language="en" fo:country="US"/>
    </style:style>
    <style:style style:name="P218" style:parent-style-name="Normal" style:family="paragraph">
      <style:paragraph-properties fo:text-align="start" fo:text-indent="0in"/>
      <style:text-properties style:font-name="Times New Roman" fo:font-size="12pt" style:font-size-asian="12pt" style:font-size-complex="12pt" fo:language="en" fo:country="US"/>
    </style:style>
    <style:style style:name="P219" style:parent-style-name="Normal" style:family="paragraph">
      <style:paragraph-properties fo:text-align="start" fo:text-indent="0in"/>
      <style:text-properties style:font-name="Times New Roman" fo:font-size="12pt" style:font-size-asian="12pt" style:font-size-complex="12pt" fo:language="en" fo:country="US"/>
    </style:style>
    <style:style style:name="P220" style:parent-style-name="Normal" style:family="paragraph">
      <style:paragraph-properties fo:text-align="start" fo:text-indent="0in"/>
      <style:text-properties style:font-name="Times New Roman" fo:font-size="12pt" style:font-size-asian="12pt" style:font-size-complex="12pt" fo:language="en" fo:country="US"/>
    </style:style>
    <style:style style:name="P221" style:parent-style-name="Normal" style:family="paragraph">
      <style:paragraph-properties fo:text-align="start" fo:text-indent="0in"/>
      <style:text-properties style:font-name="Times New Roman" fo:font-size="12pt" style:font-size-asian="12pt" style:font-size-complex="12pt" fo:language="en" fo:country="US"/>
    </style:style>
    <style:style style:name="P222" style:parent-style-name="Normal" style:family="paragraph">
      <style:paragraph-properties fo:text-align="start" fo:text-indent="0in"/>
      <style:text-properties style:font-name="Times New Roman" fo:font-size="12pt" style:font-size-asian="12pt" style:font-size-complex="12pt" fo:language="en" fo:country="US"/>
    </style:style>
    <style:style style:name="P223" style:parent-style-name="Normal" style:family="paragraph">
      <style:paragraph-properties fo:text-align="start" fo:text-indent="0in"/>
      <style:text-properties style:font-name="Times New Roman" fo:font-size="12pt" style:font-size-asian="12pt" style:font-size-complex="12pt" fo:language="en" fo:country="US"/>
    </style:style>
    <style:style style:name="P224" style:parent-style-name="Normal" style:family="paragraph">
      <style:paragraph-properties fo:text-align="start" fo:text-indent="0in"/>
      <style:text-properties style:font-name="Times New Roman" fo:font-size="12pt" style:font-size-asian="12pt" style:font-size-complex="12pt" fo:language="en" fo:country="US"/>
    </style:style>
    <style:style style:name="P225" style:parent-style-name="Normal" style:family="paragraph">
      <style:paragraph-properties fo:text-align="start" fo:text-indent="0in"/>
      <style:text-properties style:font-name="Times New Roman" fo:font-size="12pt" style:font-size-asian="12pt" style:font-size-complex="12pt" fo:language="en" fo:country="US"/>
    </style:style>
    <style:style style:name="P226" style:parent-style-name="Normal" style:family="paragraph">
      <style:paragraph-properties fo:text-align="start" fo:text-indent="0in"/>
      <style:text-properties style:font-name="Times New Roman" fo:font-size="12pt" style:font-size-asian="12pt" style:font-size-complex="12pt" fo:language="en" fo:country="US"/>
    </style:style>
    <style:style style:name="P227" style:parent-style-name="Normal" style:family="paragraph">
      <style:paragraph-properties fo:text-align="start" fo:text-indent="0in"/>
      <style:text-properties style:font-name="Times New Roman" fo:font-size="12pt" style:font-size-asian="12pt" style:font-size-complex="12pt" fo:language="en" fo:country="US"/>
    </style:style>
    <style:style style:name="P228" style:parent-style-name="Normal" style:family="paragraph">
      <style:paragraph-properties fo:text-align="start" fo:text-indent="0in"/>
      <style:text-properties style:font-name="Times New Roman" fo:font-size="12pt" style:font-size-asian="12pt" style:font-size-complex="12pt" fo:language="en" fo:country="US"/>
    </style:style>
    <style:style style:name="P229" style:parent-style-name="Normal" style:family="paragraph">
      <style:paragraph-properties fo:text-align="start" fo:text-indent="0in"/>
      <style:text-properties style:font-name="Times New Roman" fo:font-size="12pt" style:font-size-asian="12pt" style:font-size-complex="12pt" fo:language="en" fo:country="US"/>
    </style:style>
    <style:style style:name="P230" style:parent-style-name="Normal" style:family="paragraph">
      <style:paragraph-properties fo:text-align="start" fo:text-indent="0in"/>
      <style:text-properties style:font-name="Times New Roman" fo:font-size="12pt" style:font-size-asian="12pt" style:font-size-complex="12pt" fo:language="en" fo:country="US"/>
    </style:style>
    <style:style style:name="P231" style:parent-style-name="Normal" style:family="paragraph">
      <style:paragraph-properties fo:text-align="start" fo:text-indent="0in"/>
      <style:text-properties style:font-name="Times New Roman" fo:font-size="12pt" style:font-size-asian="12pt" style:font-size-complex="12pt" fo:language="en" fo:country="US"/>
    </style:style>
    <style:style style:name="P232" style:parent-style-name="Normal" style:family="paragraph">
      <style:paragraph-properties fo:text-align="start" fo:text-indent="0in"/>
      <style:text-properties style:font-name="Times New Roman" fo:font-size="12pt" style:font-size-asian="12pt" style:font-size-complex="12pt" fo:language="en" fo:country="US"/>
    </style:style>
    <style:style style:name="P233" style:parent-style-name="Normal" style:family="paragraph">
      <style:paragraph-properties fo:text-align="start" fo:text-indent="0in"/>
      <style:text-properties style:font-name="Times New Roman" fo:font-size="12pt" style:font-size-asian="12pt" style:font-size-complex="12pt" fo:language="en" fo:country="US"/>
    </style:style>
    <style:style style:name="P234" style:parent-style-name="Normal" style:family="paragraph">
      <style:paragraph-properties fo:text-align="start" fo:text-indent="0in"/>
      <style:text-properties style:font-name="Times New Roman" fo:font-size="12pt" style:font-size-asian="12pt" style:font-size-complex="12pt" fo:language="en" fo:country="US"/>
    </style:style>
    <style:style style:name="P235" style:parent-style-name="Normal" style:family="paragraph">
      <style:paragraph-properties fo:text-align="start" fo:text-indent="0in"/>
      <style:text-properties style:font-name="Times New Roman" fo:font-size="12pt" style:font-size-asian="12pt" style:font-size-complex="12pt" fo:language="en" fo:country="US"/>
    </style:style>
    <style:style style:name="P236" style:parent-style-name="Normal" style:family="paragraph">
      <style:paragraph-properties fo:text-align="start" fo:text-indent="0in"/>
      <style:text-properties style:font-name="Times New Roman" fo:font-size="12pt" style:font-size-asian="12pt" style:font-size-complex="12pt" fo:language="en" fo:country="US"/>
    </style:style>
    <style:style style:name="P237" style:parent-style-name="Normal" style:family="paragraph">
      <style:paragraph-properties fo:text-align="start" fo:text-indent="0in"/>
      <style:text-properties style:font-name="Times New Roman" fo:font-size="12pt" style:font-size-asian="12pt" style:font-size-complex="12pt" fo:language="en" fo:country="US"/>
    </style:style>
    <style:style style:name="P238" style:parent-style-name="Normal" style:family="paragraph">
      <style:paragraph-properties fo:text-align="start" fo:text-indent="0in"/>
      <style:text-properties style:font-name="Times New Roman" fo:font-size="12pt" style:font-size-asian="12pt" style:font-size-complex="12pt" fo:language="en" fo:country="US"/>
    </style:style>
    <style:style style:name="P239" style:parent-style-name="Normal" style:family="paragraph">
      <style:paragraph-properties fo:text-align="start" fo:text-indent="0in"/>
      <style:text-properties style:font-name="Times New Roman" fo:font-size="12pt" style:font-size-asian="12pt" style:font-size-complex="12pt" fo:language="en" fo:country="US"/>
    </style:style>
    <style:style style:name="P240" style:parent-style-name="Normal" style:family="paragraph">
      <style:paragraph-properties fo:text-align="start" fo:text-indent="0in"/>
      <style:text-properties style:font-name="Times New Roman" fo:font-size="12pt" style:font-size-asian="12pt" style:font-size-complex="12pt" fo:language="en" fo:country="US"/>
    </style:style>
    <style:style style:name="P241" style:parent-style-name="Normal" style:family="paragraph">
      <style:paragraph-properties fo:text-align="start" fo:text-indent="0in"/>
      <style:text-properties style:font-name="Times New Roman" fo:font-size="12pt" style:font-size-asian="12pt" style:font-size-complex="12pt" fo:language="en" fo:country="US"/>
    </style:style>
    <style:style style:name="P242" style:parent-style-name="Normal" style:family="paragraph">
      <style:paragraph-properties fo:text-align="start" fo:text-indent="0in"/>
      <style:text-properties style:font-name="Times New Roman" fo:font-size="12pt" style:font-size-asian="12pt" style:font-size-complex="12pt" fo:language="en" fo:country="US"/>
    </style:style>
    <style:style style:name="P243" style:parent-style-name="Normal" style:family="paragraph">
      <style:paragraph-properties fo:text-align="start" fo:text-indent="0in"/>
      <style:text-properties style:font-name="Times New Roman" fo:font-size="12pt" style:font-size-asian="12pt" style:font-size-complex="12pt" fo:language="en" fo:country="US"/>
    </style:style>
    <style:style style:name="P244"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45"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46"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47"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48"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49"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50"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51"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52"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53"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54" style:parent-style-name="Normal" style:family="paragraph">
      <style:paragraph-properties fo:text-align="start" fo:text-indent="0in"/>
      <style:text-properties style:font-name="Times New Roman" fo:font-size="12pt" style:font-size-asian="12pt" style:font-size-complex="12pt" fo:language="en" fo:country="US"/>
    </style:style>
    <style:style style:name="P255" style:parent-style-name="Normal" style:family="paragraph">
      <style:paragraph-properties fo:text-align="start" fo:text-indent="0in"/>
      <style:text-properties style:font-name="Times New Roman" fo:font-size="12pt" style:font-size-asian="12pt" style:font-size-complex="12pt" fo:language="en" fo:country="US"/>
    </style:style>
    <style:style style:name="P256" style:parent-style-name="Normal" style:family="paragraph">
      <style:paragraph-properties fo:text-align="start" fo:text-indent="0in"/>
      <style:text-properties style:font-name="Times New Roman" fo:font-size="12pt" style:font-size-asian="12pt" style:font-size-complex="12pt" fo:language="en" fo:country="US"/>
    </style:style>
    <style:style style:name="P257" style:parent-style-name="Normal" style:family="paragraph">
      <style:paragraph-properties fo:text-align="start" fo:text-indent="0in"/>
      <style:text-properties style:font-name="Times New Roman" fo:font-size="12pt" style:font-size-asian="12pt" style:font-size-complex="12pt" fo:language="en" fo:country="US"/>
    </style:style>
    <style:style style:name="P258" style:parent-style-name="Normal" style:family="paragraph">
      <style:paragraph-properties fo:text-align="start" fo:text-indent="0in"/>
      <style:text-properties style:font-name="Times New Roman" fo:font-size="12pt" style:font-size-asian="12pt" style:font-size-complex="12pt" fo:language="en" fo:country="US"/>
    </style:style>
    <style:style style:name="P259" style:parent-style-name="Normal" style:family="paragraph">
      <style:paragraph-properties fo:text-align="start" fo:text-indent="0in"/>
      <style:text-properties style:font-name="Times New Roman" fo:font-size="12pt" style:font-size-asian="12pt" style:font-size-complex="12pt" fo:language="en" fo:country="US"/>
    </style:style>
    <style:style style:name="P260" style:parent-style-name="Normal" style:family="paragraph">
      <style:paragraph-properties fo:text-align="start" fo:text-indent="0in"/>
      <style:text-properties style:font-name="Times New Roman" fo:font-size="12pt" style:font-size-asian="12pt" style:font-size-complex="12pt" fo:language="en" fo:country="US"/>
    </style:style>
    <style:style style:name="P261" style:parent-style-name="Normal" style:family="paragraph">
      <style:paragraph-properties fo:text-align="start" fo:text-indent="0in"/>
      <style:text-properties style:font-name="Times New Roman" fo:font-size="12pt" style:font-size-asian="12pt" style:font-size-complex="12pt" fo:language="en" fo:country="US"/>
    </style:style>
    <style:style style:name="P262" style:parent-style-name="Normal" style:family="paragraph">
      <style:paragraph-properties fo:text-align="start" fo:text-indent="0in"/>
      <style:text-properties style:font-name="Times New Roman" fo:font-size="12pt" style:font-size-asian="12pt" style:font-size-complex="12pt" fo:language="en" fo:country="US"/>
    </style:style>
    <style:style style:name="P263" style:parent-style-name="Normal" style:family="paragraph">
      <style:paragraph-properties fo:text-align="start" fo:text-indent="0in"/>
      <style:text-properties style:font-name="Times New Roman" fo:font-size="12pt" style:font-size-asian="12pt" style:font-size-complex="12pt" fo:language="en" fo:country="US"/>
    </style:style>
    <style:style style:name="P264" style:parent-style-name="Normal" style:family="paragraph">
      <style:paragraph-properties fo:text-align="start" fo:text-indent="0in"/>
      <style:text-properties style:font-name="Times New Roman" fo:font-size="12pt" style:font-size-asian="12pt" style:font-size-complex="12pt" fo:language="en" fo:country="US"/>
    </style:style>
    <style:style style:name="P265" style:parent-style-name="Normal" style:family="paragraph">
      <style:paragraph-properties fo:text-align="start" fo:text-indent="0in"/>
      <style:text-properties style:font-name="Times New Roman" fo:font-size="12pt" style:font-size-asian="12pt" style:font-size-complex="12pt" fo:language="en" fo:country="US"/>
    </style:style>
    <style:style style:name="P266" style:parent-style-name="Normal" style:family="paragraph">
      <style:paragraph-properties fo:text-align="start" fo:text-indent="0in"/>
      <style:text-properties style:font-name="Times New Roman" fo:font-size="12pt" style:font-size-asian="12pt" style:font-size-complex="12pt" fo:language="en" fo:country="US"/>
    </style:style>
    <style:style style:name="P267"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68" style:parent-style-name="Normal" style:family="paragraph">
      <style:paragraph-properties fo:text-align="start" fo:text-indent="0in"/>
      <style:text-properties style:font-name="Times New Roman" fo:font-size="12pt" style:font-size-asian="12pt" style:font-size-complex="12pt" fo:language="en" fo:country="US"/>
    </style:style>
    <style:style style:name="P269" style:parent-style-name="Normal" style:family="paragraph">
      <style:paragraph-properties fo:text-align="start" fo:text-indent="0in"/>
      <style:text-properties style:font-name="Times New Roman" fo:font-size="12pt" style:font-size-asian="12pt" style:font-size-complex="12pt" fo:language="en" fo:country="US"/>
    </style:style>
    <style:style style:name="P270" style:parent-style-name="Normal" style:family="paragraph">
      <style:paragraph-properties fo:text-align="start" fo:text-indent="0in"/>
      <style:text-properties style:font-name="Times New Roman" fo:font-size="12pt" style:font-size-asian="12pt" style:font-size-complex="12pt" fo:language="en" fo:country="US"/>
    </style:style>
    <style:style style:name="P271" style:parent-style-name="Normal" style:family="paragraph">
      <style:paragraph-properties fo:text-align="start" fo:text-indent="0in"/>
      <style:text-properties style:font-name="Times New Roman" fo:font-size="12pt" style:font-size-asian="12pt" style:font-size-complex="12pt" fo:language="en" fo:country="US"/>
    </style:style>
    <style:style style:name="P272" style:parent-style-name="Normal" style:family="paragraph">
      <style:paragraph-properties fo:text-align="start" fo:text-indent="0in"/>
      <style:text-properties style:font-name="Times New Roman" fo:font-size="12pt" style:font-size-asian="12pt" style:font-size-complex="12pt" fo:language="en" fo:country="US"/>
    </style:style>
    <style:style style:name="P273"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74"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75"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76"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77"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78"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79"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80" style:parent-style-name="Normal" style:family="paragraph">
      <style:paragraph-properties fo:text-align="center" fo:line-height="200%" fo:text-indent="-0.3333in"/>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fo:hyphenate="true"/>
    </style:style>
    <style:style style:name="P281" style:parent-style-name="Normal" style:family="paragraph">
      <style:paragraph-properties fo:text-align="start" fo:line-height="200%" fo:text-indent="-0.3333in"/>
      <style:text-properties fo:hyphenate="true"/>
    </style:style>
    <style:style style:name="T28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88" style:parent-style-name="Normal" style:family="paragraph">
      <style:paragraph-properties fo:text-align="start" fo:line-height="200%" fo:text-indent="-0.3333in"/>
      <style:text-properties fo:hyphenate="true"/>
    </style:style>
    <style:style style:name="T28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95" style:parent-style-name="Normal" style:family="paragraph">
      <style:paragraph-properties fo:text-align="start" fo:line-height="200%" fo:text-indent="-0.3333in"/>
      <style:text-properties fo:hyphenate="true"/>
    </style:style>
    <style:style style:name="T29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02" style:parent-style-name="Normal" style:family="paragraph">
      <style:paragraph-properties fo:text-align="start" fo:line-height="200%" fo:text-indent="-0.3333in"/>
      <style:text-properties fo:hyphenate="true"/>
    </style:style>
    <style:style style:name="T30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09" style:parent-style-name="Normal" style:family="paragraph">
      <style:paragraph-properties fo:text-align="start" fo:line-height="200%" fo:text-indent="-0.3333in"/>
      <style:text-properties fo:hyphenate="true"/>
    </style:style>
    <style:style style:name="T31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16" style:parent-style-name="Normal" style:family="paragraph">
      <style:paragraph-properties fo:text-align="start" fo:line-height="200%" fo:text-indent="-0.3333in"/>
      <style:text-properties fo:hyphenate="true"/>
    </style:style>
    <style:style style:name="T31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21" style:parent-style-name="Normal" style:family="paragraph">
      <style:paragraph-properties fo:text-align="start" fo:line-height="200%" fo:text-indent="-0.3333in"/>
      <style:text-properties fo:hyphenate="true"/>
    </style:style>
    <style:style style:name="T32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28" style:parent-style-name="Normal" style:family="paragraph">
      <style:paragraph-properties fo:text-align="start" fo:line-height="200%" fo:text-indent="-0.3333in"/>
      <style:text-properties fo:hyphenate="true"/>
    </style:style>
    <style:style style:name="T32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3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3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35" style:parent-style-name="Normal" style:family="paragraph">
      <style:paragraph-properties fo:text-align="start" fo:line-height="200%" fo:text-indent="-0.3333in"/>
      <style:text-properties fo:hyphenate="true"/>
    </style:style>
    <style:style style:name="T336"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3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4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42" style:parent-style-name="Normal" style:family="paragraph">
      <style:paragraph-properties fo:text-align="start" fo:line-height="200%" fo:text-indent="-0.3333in"/>
      <style:text-properties fo:hyphenate="true"/>
    </style:style>
    <style:style style:name="T34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4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47" style:parent-style-name="Normal" style:family="paragraph">
      <style:paragraph-properties fo:text-align="start" fo:line-height="200%" fo:text-indent="-0.3333in"/>
      <style:text-properties fo:hyphenate="true"/>
    </style:style>
    <style:style style:name="T34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5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52" style:parent-style-name="Normal" style:family="paragraph">
      <style:paragraph-properties fo:text-align="start" fo:line-height="200%" fo:text-indent="-0.3333in"/>
      <style:text-properties fo:hyphenate="true"/>
    </style:style>
    <style:style style:name="T353"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5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56"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5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58"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5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60" style:parent-style-name="Normal" style:family="paragraph">
      <style:paragraph-properties fo:text-align="start" fo:line-height="200%" fo:text-indent="-0.3333in"/>
      <style:text-properties fo:hyphenate="true"/>
    </style:style>
    <style:style style:name="T361"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6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6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64"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6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66" style:parent-style-name="Normal" style:family="paragraph">
      <style:paragraph-properties fo:text-align="start" fo:line-height="200%" fo:text-indent="-0.3333in"/>
      <style:text-properties fo:hyphenate="true"/>
    </style:style>
    <style:style style:name="T367"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6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6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7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7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74" style:parent-style-name="Normal" style:family="paragraph">
      <style:paragraph-properties fo:text-align="start" fo:line-height="200%" fo:text-indent="-0.3333in"/>
      <style:text-properties fo:hyphenate="true"/>
    </style:style>
    <style:style style:name="T37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7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79" style:parent-style-name="Normal" style:family="paragraph">
      <style:paragraph-properties fo:text-align="start" fo:text-indent="0in"/>
    </style:style>
  </office:automatic-styles>
  <office:body>
    <office:text text:use-soft-page-breaks="true">
      <text:p text:style-name="P1">Theoretical Background</text:p>
      <text:p text:style-name="P2"/>
      <text:p text:style-name="P3">Introduction to COVID-19 and Post COVID-19 Syndrome</text:p>
      <text:p text:style-name="P4"><text:span text:style-name="T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text:span><text:span text:style-name="T6">, 2021</text:span><text:span text:style-name="T7">). While most patients fully recover</text:span><text:span text:style-name="T8"><office:annotation office:name="0" xml:id="2060837637"><dc:creator>Janka Hauffe</dc:creator><dc:date>2024-09-22T12:18:00</dc:date><meta:creator-initials>JH</meta:creator-initials><text:p text:style-name="P9">10-20% of people</text:p></office:annotation>, some<text:s/></text:span><text:span text:style-name="T10"><office:annotation-end office:name="0"/></text:span><text:span text:style-name="T11">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pan><text:span text:style-name="T12">, 2021</text:span><text:span text:style-name="T13">).<text:s/></text:span></text:p>
      <text:p text:style-name="P14"/>
      <text:p text:style-name="P15">Cognitive impairment in PCS</text:p>
      <text:p text:style-name="P16"><text:span text:style-name="T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8"><office:annotation office:name="1" xml:id="1008062357"><dc:creator>Janka Hauffe</dc:creator><dc:date>2024-09-22T13:19:00</dc:date><meta:creator-initials>JH</meta:creator-initials><text:p text:style-name="P19">Over a fifth</text:p></office:annotation>Around 22%<text:s/></text:span><text:span text:style-name="T20"><office:annotation-end office:name="1"/></text:span><text:span text:style-name="T21">of individuals diagnosed with PCS experience COVID-related cognitive impairment, according to a meta-analysis<text:s/></text:span><text:span text:style-name="T22"><office:annotation office:name="2" xml:id="626547989"><dc:creator>Janka Hauffe</dc:creator><dc:date>2024-09-23T09:22:00</dc:date><meta:creator-initials>JH</meta:creator-initials><text:p text:style-name="P23">Studies which objectively assessed cognitive impairment re-</text:p><text:p text:style-name="P24">ported significantly greater proportions of individuals with cognitive</text:p><text:p text:style-name="P25">impairment as compared to those employing subjective modes of</text:p><text:p text:style-name="P26">ascertainment (0.36 objectively assessed vs 0.18 subjectively assessed;</text:p></office:annotation>by</text:span><text:span text:style-name="T27"><office:annotation-end office:name="2"/></text:span><text:span text:style-name="T28"><text:s/></text:span><text:span text:style-name="T29"><office:annotation office:name="3" xml:id="506634810"><dc:creator>Janka Hauffe</dc:creator><dc:date>2024-09-22T13:23:00</dc:date><meta:creator-initials>JH</meta:creator-initials><text:p text:style-name="P30">In this systematic review and meta-analysis of 81 studies, we</text:p><text:p text:style-name="P31">established that approximatelt a third of the included individuals</text:p><text:p text:style-name="P32">experienced persistent fatigue and over a fifth of individuals exhibited</text:p><text:p text:style-name="P33">cognitive impairment 12 or more weeks following COVID-19 diagnosis</text:p></office:annotation>Ceban et al. (2022</text:span><text:span text:style-name="T34"><office:annotation-end office:name="3"/></text:span><text:span text:style-name="T35">).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text:s/>et al., 2023). For instance, in a study by Schild, Goereci, Scharfenberg<text:s/>et al. (2023) among 52 patients who self-reported<text:s/><text:soft-page-break/>cognitive impairment after SARS-CoV-2 infection, objective cognitive screening tests confirmed impairment in only 25%, while extensive neurological assessment indicated impairments in 60% of these patients. Moreover, Schild, Scharfberg, Kirchner<text:s/>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37">Subjective cognitive deficits in everyday situations are predicted by elevated anxiety and fatigue levels more than by objective cognitive performance (Zamarian et al., 2024).</text:p>
      <text:p text:style-name="P38">This lack of alignment highlights the complexity of cognitive impairment and raises questions about which additional factors may influence individuals’ perceptions of cognitive difficulties.<text:s/></text:p>
      <text:p text:style-name="P39">Recent research has addressed these questions by examining how psychological symptoms influence subjective cognitive and objective cognitive impairment.</text:p>
      <text:p text:style-name="P4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1"/>
      <text:p text:style-name="P42"><text:span text:style-name="T4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44"><office:annotation office:name="4" xml:id="1421884634"><dc:creator>Janka Hauffe</dc:creator><dc:date>2024-09-25T17:13:00</dc:date><meta:creator-initials>JH</meta:creator-initials><text:p text:style-name="P45">Ich weiß nicht, ob das zu hochgestochen ist. Aber brauchte eine gute Überleitung und da viel mir nur sowas ein 😃</text:p></office:annotation>PCS patients.<text:s/></text:span><text:span text:style-name="T46"><office:annotation-end office:name="4"/></text:span><text:span text:style-name="T47"><text:line-break/></text:span><text:span text:style-name="T48"><text:line-break/>To understand the relationship between subjective and objective cognitive impairment, a<text:s/></text:span><text:span text:style-name="T49"><office:annotation office:name="5" xml:id="1359818896"><dc:creator>Janka Hauffe</dc:creator><dc:date>2024-09-25T21:27:00</dc:date><meta:creator-initials>JH</meta:creator-initials><text:p text:style-name="P50">Do I need to explain this approach already in theoretical background or first in methods</text:p></office:annotation>cluster analysis approach<text:s/></text:span><text:span text:style-name="T51"><office:annotation-end office:name="5"/></text:span><text:span text:style-name="T52">will be used to identify two groups of individuals infected with<text:s/></text:span><text:soft-page-break/><text:span text:style-name="T53">SARS-CoV-2 based on (only) objective cognitive measures, aiming for similar cognitive performance levels within each group and maximizing the difference between the two groups. After the cluster analysis was conducted, these groups will be compared not only in their cognitive performances, but also in their self-reported cognitive level, well-being and their resting state neural activity.<text:s/></text:span></text:p>
      <text:p text:style-name="P54"/>
      <text:p text:style-name="P55">Subjective cogntive measures</text:p>
      <text:p text:style-name="P56">Fatigue</text:p>
      <text:p text:style-name="P57"><text:span text:style-name="T58"><office:annotation office:name="6" xml:id="1156475456"><dc:creator>Janka Hauffe</dc:creator><dc:date>2024-09-26T11:14:00</dc:date><meta:creator-initials>JH</meta:creator-initials><text:p text:style-name="P59"><text:span text:style-name="T60">Several studies have found objectively measurable declines in cognitive function consistent with subjectively reported impairments. Significantly lower MoCA (Clemente et al., 2023; Ortelli et al., 2023; Rahimi et al., 2024) and MMSE (Cecchetti et al., 2022) scores were found in PCS patients compared to a control group, and of 5 neuropsychological tests administered, at least 1 was below average in 90% of PCS patients and at least 3 tests were below average in 31% of PCS patients (Morawa et al., 2023). Verbal fluency, free recall, attention, and working speed were the most commonly impaired areas, consistent with patient reports. The latter was evidenced by increased processing time in the d2 test (Morawa et al., 2023), TMT A (Appelt et al., 2022; Cecchetti et al., 2022; Morawa et al., 2023; Rahimi et al., 2024), TMT B (Kwan et al., 2024), and stroop task (Clemente et al., 2023). In a few cases, the cognitive test results are not only worse than those of a control group, but also different from those of a healthy norm sample. This was particularly the case with the TMT A (Morawa et al., 2023). The MoCA, for example, is often still in the normal range despite a significant difference from the control group.</text:span></text:p></office:annotation>Objective</text:span><text:span text:style-name="CommentReference"><office:annotation-end office:name="6"/></text:span><text:span text:style-name="T61"><text:s/>cognitive measures</text:span></text:p>
      <text:p text:style-name="P62">Neurological tests</text:p>
      <text:p text:style-name="P63"><text:bookmark-start text:name="_Hlk178298318"/>EEG<text:s/>findings in PCS patients</text:p>
      <text:p text:style-name="P64"><text:bookmark-start text:name="_Hlk178302760"/><text:span text:style-name="T65">Electroencephalography (EEG) is a non-invasive, objective method for assessing neuronal activity and has proven to be a valuable tool in identifying neurophysiological dysfunctions<text:s/></text:span><text:span text:style-name="T66">in individuals with cognitive impairment (Koenig, Smailovic &amp; Jelic, 2020</text:span><text:span text:style-name="T67">; Kubota, Gajera &amp; Kuroda, 2021)</text:span><text:span text:style-name="T68">.<text:s/></text:span><text:bookmark-start text:name="_Hlk178302865"/><text:bookmark-end text:name="_Hlk178302760"/><text:span text:style-name="T69">Because of this, EEG studies have become increasingly relevant for investigating individuals with COVID-19 and PCS, as they reveal changes in brain neural activity that correlate with<text:s/></text:span><text:span text:style-name="T70">fatigue and<text:s/></text:span><text:span text:style-name="T71">cognitive deficits</text:span><text:span text:style-name="T72"><text:s/>in these patients<text:s/></text:span><text:span text:style-name="T73">(</text:span><text:span text:style-name="T74">Antony &amp; Haneef, 2020;<text:s/></text:span><text:span text:style-name="T75">Appelt et al., 2022; Cecchetti et al., 2022; Furlanis et al., 2023;<text:s/></text:span><text:span text:style-name="T76">Kopańska</text:span><text:span text:style-name="T77"><text:s/>et al., 2022; Kubota, Gajera &amp; Kuroda, 2021;<text:s/></text:span><text:span text:style-name="T78">Pasini et al., 2020</text:span><text:span text:style-name="T79">;<text:s/></text:span><text:span text:style-name="T80">Pastor, Vega-Zelaya &amp; Abad, 2020</text:span><text:span text:style-name="T81">;<text:s/></text:span><text:span text:style-name="T82">Roberto, Espiritu, Fernandez &amp; Gutierrez, 2020</text:span><text:span text:style-name="T83">;<text:s/></text:span><text:span text:style-name="T84">Wojcik et al., 2023)</text:span><text:span text:style-name="T85">.</text:span><text:bookmark-end text:name="_Hlk178302865"/><text:span text:style-name="T86"><text:s/></text:span></text:p>
      <text:p text:style-name="P87"><text:span text:style-name="T88">For example, Kubota et al.</text:span><text:span text:style-name="T89"><text:s/></text:span><text:span text:style-name="T90"><office:annotation office:name="7" xml:id="1838030979"><dc:creator>Janka Hauffe</dc:creator><dc:date>2024-09-27T04:34:00</dc:date><meta:creator-initials>JH</meta:creator-initials><text:p text:style-name="P91">Muss eigentlich dazu sagen, von denen, bei den ein EEG gemacht worden ist, auf Grund der Symptom Schwere. Es geht nicht um die Gesamtstichprobe aller, die jemals Corona hatten.<text:s/></text:p></office:annotation>(2021</text:span><text:span text:style-name="CommentReference"><office:annotation-end office:name="7"/></text:span><text:span text:style-name="T92">)<text:s/></text:span><text:span text:style-name="T93">reported th</text:span><text:span text:style-name="T94">at the proportion of abnormal background activity in COVID-19 patients was remarkably high at 96.1%. Similarly, Pasini et al. (2020) examined 15 patients with COVID-19 , finding abnormal EEGs in all cases.<text:s/></text:span><text:span text:style-name="T95">Abnormalities were not only present in COVID-19 patients, but also in those with PCS.<text:s/></text:span><text:span text:style-name="T96">As to meantion only two of them exampley,<text:s/></text:span><text:span text:style-name="T97">Furlanis et al.</text:span><text:span text:style-name="T98"><text:s/>(2023)</text:span><text:span text:style-name="T99"><text:s/>found that two-thirds of the 20 participants presenting brain fog were characterized by unexpected abnormal EEG patterns.<text:s/></text:span><text:span text:style-name="T100">Ortelli et al. (2023) found that lower performance<text:s/></text:span><text:span text:style-name="T101">on</text:span><text:span text:style-name="T102"><text:s/>cognitive tasks,<text:s/></text:span><text:span text:style-name="T103">particularly<text:s/></text:span><text:span text:style-name="T104">those</text:span><text:span text:style-name="T105"><text:s/>assessing</text:span><text:span text:style-name="T106"><text:s/>executive function, was associated with<text:s/></text:span><text:span text:style-name="T107">changes in<text:s/></text:span><text:span text:style-name="T108">brain activity<text:s/></text:span><text:span text:style-name="T109">in<text:s/></text:span><text:span text:style-name="T110">PCS patients.<text:s/></text:span></text:p>
      <text:p text:style-name="P111">There are different types of analyses used to evaluate EEG patterns of PCS patients, ranging<text:s/>from common power spectrum and event-related potentials (Cecchetti et al., 2022; Furlanis et al., 2023;<text:s/>Kopańska<text:s/>et al., 2022) to more<text:s/>sophisticated approaches, such as intrinsic mode functions and avalanche analysis (Appelt et al., 2022; Wojcik et al., 2023).<text:s/>However, in this thesis, a power analysis will be conducted, specifically examining delta and beta frequency (in PCS patients).<text:s/></text:p>
      <text:soft-page-break/>
      <text:p text:style-name="P112"><text:span text:style-name="T113">Delta Power in PCS patients</text:span></text:p>
      <text:p text:style-name="P114">Delta frequency (0.5-3<text:s/>Hz) in<text:s/>typically absent during the waking state of<text:s/>healthy adults<text:s/>and is associated with deep sleep<text:s/>(Schandry, 2016).<text:s/>Ortelli et al. (2023) reported significant differences in<text:s/>the<text:s/>delta frequency band between PCS and healthy controls, with PCS patients displaying diminished activity compared to healthy controls.<text:s/>Lower delta power was associated with worse cognitive functioning.<text:s/>However, findings regarding delta power in PCS patients are not consistent.<text:s/>For instance, Kopańska et al.<text:s/>(2022) found<text:s/>a decrease of delta in the left hemisphere, similar to Ortelli et al. (2023), but also<text:s/>observed an increase in delta activity in the right hemisphere.<text:s/>In another study of 20 PCS patients, a delta-slowing pattern was revealed in nine of them (Furlani et al.,<text:s/>2022). Furthermore,<text:s/>the relative delta power values in this cohort were higher compared to those reported in literature for healthy individuals. Similarly,<text:s/>Pastor<text:s/>et al.<text:s/>(2020) demonstrated a significant encephalopathic pattern<text:s/>in PCS patients<text:s/>characterized, among others, by an<text:s/>increase<text:s/>of generalized delta activity.<text:s/></text:p>
      <text:p text:style-name="P115"/>
      <text:p text:style-name="P116">Beta Power in PCS patients</text:p>
      <text:p text:style-name="P117">Beta frequency (14-30 Hz) is<text:s/>typically<text:s/>present when<text:s/>individuals are<text:s/>awake and mentally or physically active,<text:s/>or<text:s/>under psychological stress<text:s/>(Schandry et al., 2016).<text:s/>While Ortelli et al. (2023) found no significant differences in beta frequency bands, Kopańska et al. (2020) reported increased beta2 activity in both hemispheres and elevated beta1 activity in the left hemisphere in PCS patients.<text:s/></text:p>
      <text:p text:style-name="P118"/>
      <text:p text:style-name="P119">EEG findings conclusion</text:p>
      <text:p text:style-name="P120">Ortelli et al. (2023) in his study using high-density EEG at rest. Also self-reported cognitive impairment and fatigue (Ortelli et al., 2023). But PCS group also had significant lower MoCA score and higher fatigue score (FSS) (self-evaluation scale measuring percerived fatigue) (Ortelli et al., 2023). Interestingly, the global cognitive score was normal (MoCA was used), thus implying that, overall, PCS patients did not have clinical, significant cognitive impairment (Ortelli et al., 2023). Lower performance in cognitive tasks, especially in those evaluating executive function, was associated with brain activity changes in PCS patients in power spectra EEG analyses (Ortelli et al., 2023)</text:p>
      <text:p text:style-name="P121"/>
      <text:p text:style-name="P122">As those findings are mainly based on subjective perceived cognitive impairment and fatigue (there was also no differenciation between cognitive impairment and fatigue) it is interesting to look at EEG patterns in purely cognitive group. (If I manage to have no significant<text:s/><text:soft-page-break/>difference in fatigue levels between those two groups) So that potential abnormalities in EEG can be related to objective cognitive impairment and not fatigue. <text:s/></text:p>
      <text:p text:style-name="P123">EEG studies have also provided insights into the neurophysiological impact of SARS-CoV-2 infection, revealing changes in brain electrical activity that correlate with cognitive deficits in PCS patients. (Maybe in this part the example from Ortelli et al., 2023?)</text:p>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Electroencephalography (EEG) represents an objective non-invasive tool to determine neuronal activity and a prime candidate functional marker of synapse dysfunction and loss in cognitive impairment (Koenig, Smailovic &amp; Jelic, 2020)</text:p>
      <text:p text:style-name="P147"/>
      <text:p text:style-name="P148">This study proposes EEG analysis as an objective tool to identify abnormal neurophysiological function in people with self-reported cognitive impairment in the post-COVID period. 20 participants participated, EEG was found indicative of epileptic discharges<text:s/><text:soft-page-break/>in 4 subjects, while 9 individuals presented a delta-slowing pattern. 2/3 of overall sample were characterized by unexpected abnormal EEG patterns.<text:s/>Taken together, these findings</text:p>
      <text:p text:style-name="P149">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text:p>
      <text:p text:style-name="P150"/>
      <text:p text:style-name="P151"><text:span text:style-name="T152">EEG abnormalities are common in<text:s/></text:span><text:span text:style-name="T153"><office:annotation office:name="8" xml:id="1155194763"><dc:creator>Janka Hauffe</dc:creator><dc:date>2024-09-26T19:31:00</dc:date><meta:creator-initials>JH</meta:creator-initials><text:p text:style-name="P154">Not long covid</text:p></office:annotation>COVID-19<text:s/></text:span><text:span text:style-name="CommentReference"><office:annotation-end office:name="8"/></text:span><text:span text:style-name="T155">related encephalopathy and correlates with disease severity, preexisting neurological conditions including epilepsy and prolonged EEG monitoring. Frontal findings are frequent and have been proposed as a biomarker for COVID-19 encephalopathy (Antony &amp; Haneef, 2020).</text:span></text:p>
      <text:p text:style-name="P156"/>
      <text:p text:style-name="P157">Electroencephalography (EEG) is one of the simplest and most<text:s/>widely used neurological diagnostic tests. Moreover, EEG is an<text:s/>important test that can change clinical decisions. It is useful to<text:s/>evaluate whether patients have neurological complications. In particular, EEG can be used to assess encephalopathy, epileptogenicity, and any focal abnormalities in patients with COVID-19<text:s/>(Kubota, Gajera &amp; Kuroda, 2021).<text:s/>Aim of systematic review and meta-analysis was to evaluate the proportion of EEG findings in patients with COVID-19, systematically and quantitatively. Shown comprehensive and quantitative analysis of the proportion of EEG findings with COVID-19 who underwent EEG tests.<text:s/>Found that the proportion of abnormal background activity was exceedingly high at 96.1%.<text:s/>This result suggests that patients infected with COVID-19 who required EEG may likely have encephalopathy. The proportion of abnormal background activity in patients with COVID-19 was high (96.1%) (Kubota, Gajera &amp; Kuroda, 2021).<text:s/></text:p>
      <text:p text:style-name="P158"/>
      <text:p text:style-name="P159">(Pasini et al., 2020):<text:s/>EEG fidnings in 15 patients with suspected COVID-19 related encephalopathy. All had neurological symptoms, including confusion (11 patients), aphasia (1 patient), and impairment of consciousness (4 patients). EEGs were abnormal in all cases.</text:p>
      <text:p text:style-name="P160"/>
      <text:p text:style-name="P161">(Pastor, Vega-Zelaya &amp; Abad, 2020): For most of the COVID patients, the raw EEGs show a nearly physiological pattern. However, the mean spectra show the existence of a significant encephalopathic pattern with an excess of generalized delta activity and lower alpha and beta<text:s/><text:soft-page-break/>values. Some severely affected COVID patients develop an encephalopathy with specific EEG features, with spectral and connectivity alterations, and raw tracings appear nearly physiological.<text:s/>Had 20 patients.</text:p>
      <text:p text:style-name="P162"/>
      <text:p text:style-name="P163">(Roberto, Espiritu, Fernandez &amp; Gutierrez, 2020): Systematic review: The majority of the EEG recordings showed non-specific EEG abnormalities of background rhythm like generalized/ focal showing and epileptiform discharges.</text:p>
      <text:p text:style-name="P164"/>
      <text:p text:style-name="P165">Cecchetti et al., 2022: Covid-19 patients showed<text:s/>interrelated cognitive, EEG, and MRI abnormalities 2 month after hospital discharges. First study to explore long-term neurocognitive and neurophysiological consequences on adult COVID-19 survuvors up to 10 month after infection with structured neuropsychological and resting-state EEG assessments.<text:s/>Increase of delta of COVID-19 patients at baseline EEG.<text:s/>Unexpectedly, found that higher delta cortical currrent source densities (CSD) at baseline was related to better executibe functions and predicted better cognitive outcomes at follow-up.<text:s/>Lower EEG delta band at baseline predicted worse cognitive functioning at follow-up.<text:s/>found lowered delta activity at baseline in PCS, related to lower performance in executive function tasks (TMT; FAB).</text:p>
      <text:p text:style-name="P166"/>
      <text:p text:style-name="P167">Furlanis et al., 2023:<text:s/>Findings highlight the usefulness of EEG analysis to objectively describe possible neurophysiological abnormalities in post-COVID patients presenting subjective cognitive deficit.<text:s/>2/3 of participants were characterized by unexpected abnormal EEG patterns. 9 of 20 individuals presented a delta-slowing pattern.<text:s/>The relative delta power values in this sample were higher than those reported in literature for the healthy subjects.<text:s/>Lack of data about brain perfusion in post-COVID patients representing cognitive impairment.</text:p>
      <text:p text:style-name="P168"/>
      <text:p text:style-name="P169"><text:span text:style-name="T170"><office:annotation office:name="9" xml:id="177264115"><dc:creator>Janka Hauffe</dc:creator><dc:date>2024-09-27T02:13:00</dc:date><meta:creator-initials>JH</meta:creator-initials><text:p text:style-name="P171">n PCS patients, Cecchetti and colleagues [ 17 ] performed, instead, a source</text:p><text:p text:style-name="P172">estimation analysis by using a low-density EEG. This technique is more accessible in clini-</text:p><text:p text:style-name="P173">cal settings than high-density EEG (Hd-EEG), but it implies a low spatial resolution that</text:p><text:p text:style-name="P174">could potentially flaw the source localization analysis as compared to high-density source</text:p><text:p text:style-name="P175">estimation [26].</text:p></office:annotation>Ortelli et<text:s/></text:span><text:span text:style-name="CommentReference"><office:annotation-end office:name="9"/></text:span><text:span text:style-name="T176">al., 2023: PCS participants show</text:span><text:span text:style-name="T177">ed lower delta source activity over brain regions known to be associated with executive processes. Indicating a dysfunction in the neuronal networks involved in executive functions in PCS patients complaining of fatigue and cognitive<text:s/></text:span><text:span text:style-name="T178"><office:annotation office:name="10" xml:id="711355583"><dc:creator>Janka Hauffe</dc:creator><dc:date>2024-09-27T02:32:00</dc:date><meta:creator-initials>JH</meta:creator-initials><text:p text:style-name="P179">Cecchetti; Kopanska, Wojcik, Furlanis, Appelt, Haykal, Kubota</text:p></office:annotation>impairmen</text:span><text:span text:style-name="CommentReference"><office:annotation-end office:name="10"/></text:span><text:span text:style-name="T180">t.<text:s/></text:span><text:span text:style-name="T181">EEG patterns of PCS patients were evaluated with different types of analyses, from common power spectrum and event-related pot</text:span><text:span text:style-name="T182"><office:annotation office:name="11" xml:id="1298395172"><dc:creator>Janka Hauffe</dc:creator><dc:date>2024-09-27T02:32:00</dc:date><meta:creator-initials>JH</meta:creator-initials><text:p text:style-name="P183">Cecchetti; Kopanska, Furlanis,<text:s/></text:p></office:annotation>entials</text:span><text:span text:style-name="CommentReference"><office:annotation-end office:name="11"/></text:span><text:span text:style-name="T184"><text:s/>to more complex brain dynamic analyses, such as intrinsic mode functions and avalanche<text:s/></text:span><text:span text:style-name="T185"><office:annotation office:name="12" xml:id="1182411195"><dc:creator>Janka Hauffe</dc:creator><dc:date>2024-09-27T02:33:00</dc:date><meta:creator-initials>JH</meta:creator-initials><text:p text:style-name="P186">Wojcik, Appelt</text:p></office:annotation>analysis</text:span><text:span text:style-name="CommentReference"><office:annotation-end office:name="12"/></text:span><text:span text:style-name="T187">. Ortelli in his study using high-density EEG at rest. Also self-reported cognitive impairment and fatigue. But PCS group also had significant lower MoCA score and higher fatigue score (FSS) (self-evaluation scale measuring percerived fatigue.<text:s/></text:span><text:span text:style-name="T188">Analysis of current source density revealed<text:s/></text:span><text:soft-page-break/><text:span text:style-name="T189">significant differences between PCS and HCs in the delta frequency band, with PCS patients exhibiting reduced activity compared to HCs. No differences were found in beta frequency bands.<text:s/></text:span><text:span text:style-name="T190">Interestingly, the global cognitive score was normal (MoCA was used), thus implying that, overall, PCS patients did not have clinical, significant cognitive impairment.<text:s/></text:span><text:span text:style-name="T191">Lower performance in cognitive tasks, especially in those evaluating executive function, was associated with brain activity changes in PCS patients in power spectra EEG analyses.<text:s/></text:span><text:span text:style-name="T192">Main finding: Reduction in brain source activity for the delta band</text:span><text:span text:style-name="T193">, distributed bilaterally in the frontal-parietal lobe, and in the left temporal lobe.<text:s/></text:span></text:p>
      <text:p text:style-name="P194"/>
      <text:p text:style-name="P195">Kopańska<text:s/>et al., 2022:<text:s/>In data frequency, decrease in the left hemisphere and an increase in right hemisphere.<text:s/>Found increase in Beta 2 in both hemispheres and increase in beta 1 in the left hemisphere.</text:p>
      <text:p text:style-name="P196"/>
      <text:p text:style-name="P197">Investigating the neural substrates of cognitive deficits and fatigue in PCS patients can provide valuable insights into the pathophysiology of this condition and open the way to the development of targeted interventions for affected individuals.</text:p>
      <text:p text:style-name="P198"/>
      <text:p text:style-name="P199">As those findings are mainly based on subjective perceived cognitive impairment and fatigue (there was also no differenciation between cognitive impairment and fatigue) 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200">EEG studies have also provided insights into the neurophysiological impact of SARS-CoV-2 infection, revealing changes in brain electrical activity that correlate with cognitive deficits in PCS patients<text:s/></text:p>
      <text:p text:style-name="P201"><text:bookmark-end text:name="_Hlk178298318"/></text:p>
      <text:p text:style-name="P202">Cognitive impairment related to fatigue. How to separate those two things? Can we actually separate them?</text:p>
      <text:p text:style-name="P203"/>
      <text:p text:style-name="P204"/>
      <text:p text:style-name="P205"/>
      <text:p text:style-name="P206"/>
      <text:p text:style-name="P207"/>
      <text:p text:style-name="P208"/>
      <text:soft-page-break/>
      <text:p text:style-name="P209">Also EEG findings depend on self-reported cognitive impairment or objective. Therefore it is interesting to see, how EEG patterns are in objective groups.<text:s/>Therefore also interesting to see, how and if there are differences on how cognitive deficits and fatigue manifest in beta and delta band.</text:p>
      <text:p text:style-name="P210"/>
      <text:p text:style-name="P211"/>
      <text:p text:style-name="P212"/>
      <text:p text:style-name="P213">With growing evidence of neurologic<text:s/>involvement seen in COVID-19, there may be an increasing demand for<text:s/>important neurodiagnostic tools such as electroencephalography (EEG).</text:p>
      <text:p text:style-name="P214"/>
      <text:p text:style-name="P215"/>
      <text:p text:style-name="P216">EEG findings in PCS patients</text:p>
      <text:p text:style-name="P217">EEG findings in cognitive impairment</text:p>
      <text:p text:style-name="P218"/>
      <text:p text:style-name="P219"/>
      <text:p text:style-name="P220"/>
      <text:p text:style-name="P221"/>
      <text:p text:style-name="P222"/>
      <text:p text:style-name="P223"/>
      <text:p text:style-name="P224"/>
      <text:p text:style-name="P225">These neurological manifestations have been suggested to not depend on the<text:s/>severity of the infection and therefore may manifest also in<text:s/>paucisymptomatic COVID-19 patients<text:s/>(Nalbandian et al., 2021)</text:p>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To understand the relationship between subjective and objective cognitive impairment, the focus will first be on defining cognition and cognitive impairment and how it is measured. Then the underlying factors (anxiety, depression, sleep quality, and fatigue) will be discussed, with special focus on fatique.<text:s/></text:p>
      <text:p text:style-name="P240"/>
      <text:p text:style-name="P241">To understand the relationship between subjective and objective cognitive impairment, a cluster analysis approach will be used to identify two groups of different cognitive performance level, in a dataset of individuals infected with SARS-CoV-2, based on (only) objective cognitive measures.</text:p>
      <text:p text:style-name="P242">Before the cluster analysis approach will be explained, a closer look into objective cognitive measures will be taken. <text:s/></text:p>
      <text:p text:style-name="P243"/>
      <text:list text:style-name="LFO1" text:continue-numbering="true">
        <text:list-item>
          <text:p text:style-name="P244">Introduction to COVID-19 and PCS</text:p>
        </text:list-item>
        <text:list-item>
          <text:p text:style-name="P245">Cognitive impairment in PCS</text:p>
        </text:list-item>
        <text:list-item>
          <text:p text:style-name="P246">Fatigue in PCS (not sure if I want that here. Or maybe just as part of Factors influencing cognitive impairment? Or later findings of Fatigue in PCS and then)</text:p>
        </text:list-item>
        <text:list-item>
          <text:p text:style-name="P247">Factors influencing cognitive impairment</text:p>
        </text:list-item>
        <text:list-item>
          <text:p text:style-name="P248">EEG findings in cognitive impairment</text:p>
        </text:list-item>
        <text:list-item>
          <text:p text:style-name="P249">EEG findings in PCS</text:p>
        </text:list-item>
        <text:list-item>
          <text:p text:style-name="P250">(maybe here fatigue?)</text:p>
        </text:list-item>
        <text:list-item>
          <text:p text:style-name="P251">Cluster analysis <text:s/>approach</text:p>
        </text:list-item>
        <text:list-item>
          <text:p text:style-name="P252">Research question</text:p>
        </text:list-item>
        <text:list-item>
          <text:p text:style-name="P253">Hypotheses<text:s/></text:p>
        </text:list-item>
      </text:list>
      <text:p text:style-name="P254"/>
      <text:p text:style-name="P255">Definition of cognitive impairment</text:p>
      <text:p text:style-name="P256">How cognitive impairment is measured</text:p>
      <text:p text:style-name="P257">Fatigue</text:p>
      <text:p text:style-name="P258">EEG findings</text:p>
      <text:p text:style-name="P259">Goal of this study (two objective cognitive groups, comparing them)</text:p>
      <text:p text:style-name="P260">How to reach goal<text:s/></text:p>
      <text:p text:style-name="P261"/>
      <text:soft-page-break/>
      <text:p text:style-name="P262">EEG finding in PCS patients</text:p>
      <text:p text:style-name="P263"/>
      <text:p text:style-name="P264">EEG findings in cognitive impairment</text:p>
      <text:p text:style-name="P265"/>
      <text:p text:style-name="P266"/>
      <text:p text:style-name="P267">How do individuals with different cognitive performance levels differ in their self-reported limitations after SARS-CoV-2 infection, their well-being, and their resting state neural activity?</text:p>
      <text:p text:style-name="P268"/>
      <text:p text:style-name="P269">Hypotheses<text:s/></text:p>
      <text:p text:style-name="P270"/>
      <text:p text:style-name="P271"/>
      <text:p text:style-name="P272"/>
      <text:p text:style-name="P273"/>
      <text:p text:style-name="P274"/>
      <text:p text:style-name="P275"/>
      <text:p text:style-name="P276"/>
      <text:p text:style-name="P277"/>
      <text:p text:style-name="P278"/>
      <text:p text:style-name="P279"/>
      <text:p text:style-name="P280">Literature</text:p>
      <text:p text:style-name="P281"><text:span text:style-name="T282">Almeria, M., Cejudo, J. C., Sotoca, J., Deus, J., &amp; Krupinski, J. (2020). Cognitive profile following COVID-19 infection: Clinical predictors leading to neuropsychological impairment.<text:s/></text:span><text:span text:style-name="T283">Brain, Behavior, &amp; Immunity-Health</text:span><text:span text:style-name="T284">,<text:s/></text:span><text:span text:style-name="T285">9</text:span><text:span text:style-name="T286">, 100163.<text:s/></text:span><text:a xlink:href="https://doi.org/10.1016/j.bbih.2020.100163" office:target-frame-name="_top" xlink:show="replace"><text:span text:style-name="T287">https://doi.org/10.1016/j.bbih.2020.100163</text:span></text:a></text:p>
      <text:p text:style-name="P288"><text:span text:style-name="T289">Bland, A., Barraclough, M., Trender, W., Mehta, M., Hellyer, P., Hampshire, A., Penner, I.-K., Elliott, R., &amp; Harenwall, S. (2024). Profiles of objective and subjective cognitive function in Post-COVID Syndrome, COVID-19 recovered, and COVID-19 naïve individuals.<text:s/></text:span><text:span text:style-name="T290">Scientific Reports</text:span><text:span text:style-name="T291">,<text:s/></text:span><text:span text:style-name="T292">14</text:span><text:span text:style-name="T293">(1), 13368.<text:s/></text:span><text:a xlink:href="https://doi.org/10.1038/s41598-024-62050-x" office:target-frame-name="_top" xlink:show="replace"><text:span text:style-name="T294">https://doi.org/10.1038/s41598-024-62050-x</text:span></text:a></text:p>
      <text:soft-page-break/>
      <text:p text:style-name="P295"><text:span text:style-name="T296">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297">Critical Care</text:span><text:span text:style-name="T298">,<text:s/></text:span><text:span text:style-name="T299">23</text:span><text:span text:style-name="T300">, 1–11.<text:s/></text:span><text:a xlink:href="https://doi.org/10.1186/s13054-019-2527-1" office:target-frame-name="_top" xlink:show="replace"><text:span text:style-name="T301">https://doi.org/10.1186/s13054-019-2527-1</text:span></text:a></text:p>
      <text:p text:style-name="P302"><text:span text:style-name="T303">Ceban, F., Ling, S., Lui, L. M., Lee, Y., Gill, H., Teopiz, K. M., Rodrigues, N. B., Subramaniapillai, M., Di Vincenzo, J. D., Cao, B., &amp; others. (2022). Fatigue and cognitive impairment in Post-COVID-19 Syndrome: A systematic review and meta-analysis.<text:s/></text:span><text:span text:style-name="T304">Brain, Behavior, and Immunity</text:span><text:span text:style-name="T305">,<text:s/></text:span><text:span text:style-name="T306">101</text:span><text:span text:style-name="T307">, 93–135.<text:s/></text:span><text:a xlink:href="https://doi.org/10.1016/j.bbi.2021.12.020" office:target-frame-name="_top" xlink:show="replace"><text:span text:style-name="T308">https://doi.org/10.1016/j.bbi.2021.12.020</text:span></text:a></text:p>
      <text:p text:style-name="P309"><text:span text:style-name="T310">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311">Brain, Behavior, &amp; Immunity-Health</text:span><text:span text:style-name="T312">,<text:s/></text:span><text:span text:style-name="T313">21</text:span><text:span text:style-name="T314">, 100425.<text:s/></text:span><text:a xlink:href="https://doi.org/10.1016/j.bbih.2022.100425" office:target-frame-name="_top" xlink:show="replace"><text:span text:style-name="T315">https://doi.org/10.1016/j.bbih.2022.100425</text:span></text:a></text:p>
      <text:p text:style-name="P316"><text:span text:style-name="T317">Delgado-Alonso, C., Díez-Cirarda, M., Pagán, J., Pérez-Izquierdo, C., Oliver-Mas, S., Fernández-Romero, L., Martínez-Petit, Á., Valles-Salgado, M., Gil-Moreno, M. J., Yus, M., &amp; others. (2023). Unraveling brain fog in post-COVID syndrome: Relationship between subjective cognitive complaints and cognitive function, fatigue, and neuropsychiatric symptoms.<text:s/></text:span><text:span text:style-name="T318">European Journal of Neurology</text:span><text:span text:style-name="T319">.<text:s/></text:span><text:a xlink:href="https://doi.org/10.1111/ene.16084" office:target-frame-name="_top" xlink:show="replace"><text:span text:style-name="T320">https://doi.org/10.1111/ene.16084</text:span></text:a></text:p>
      <text:p text:style-name="P321"><text:span text:style-name="T322">Henneghan, A. M., Lewis, K. A., Gill, E., &amp; Kesler, S. R. (2022). Cognitive impairment in non-critical, mild-to-moderate COVID-19 survivors.<text:s/></text:span><text:span text:style-name="T323">Frontiers in Psychology</text:span><text:span text:style-name="T324">,<text:s/></text:span><text:span text:style-name="T325">13</text:span><text:span text:style-name="T326">, 770459.<text:s/></text:span><text:a xlink:href="https://doi.org/10.3389/fpsyg.2022.770459" office:target-frame-name="_top" xlink:show="replace"><text:span text:style-name="T327">https://doi.org/10.3389/fpsyg.2022.770459</text:span></text:a></text:p>
      <text:p text:style-name="P328"><text:span text:style-name="T329">Hill, N. L., Mogle, J., Wion, R., Munoz, E., DePasquale, N., Yevchak, A. M., &amp; Parisi, J. M. (2016). Subjective cognitive impairment and affective symptoms: A systematic review.<text:s/></text:span><text:span text:style-name="T330">The Gerontologist</text:span><text:span text:style-name="T331">,<text:s/></text:span><text:span text:style-name="T332">56</text:span><text:span text:style-name="T333">(6), e109–e127.<text:s/></text:span><text:a xlink:href="https://doi.org/10.1093/geront/gnw091" office:target-frame-name="_top" xlink:show="replace"><text:span text:style-name="T334">https://doi.org/10.1093/geront/gnw091</text:span></text:a></text:p>
      <text:p text:style-name="P335"><text:span text:style-name="T336">Kwan, A. T., Lakhani, M., Le, G. H., Singh, G., Teopiz, K. M., Ceban, F., Nijjar, C. S., Meshkat, S., Badulescu, S., Ho, R., &amp; others.<text:s/></text:span><text:span text:style-name="T337">(2024). Subjective and objective measures of cognitive<text:s/></text:span><text:soft-page-break/><text:span text:style-name="T338">function are correlated in persons with Post-COVID-19 Condition: A secondary analysis of a Randomized Controlled Trial.<text:s/></text:span><text:span text:style-name="T339">European Archives of Psychiatry and Clinical Neuroscience</text:span><text:span text:style-name="T340">, 1–8.<text:s/></text:span><text:a xlink:href="https://doi.org/10.1007/s00406-024-01877-x" office:target-frame-name="_top" xlink:show="replace"><text:span text:style-name="T341">https://doi.org/10.1007/s00406-024-01877-x</text:span></text:a></text:p>
      <text:p text:style-name="P342"><text:span text:style-name="T343">Organization, W. H. (2023).<text:s/></text:span><text:span text:style-name="T344">WHO Coronavirus (COVID-19) Dashboard &gt; Cases</text:span><text:span text:style-name="T345">.<text:s/></text:span><text:a xlink:href="https://data.who.int/dashboards/covid19/cases" office:target-frame-name="_top" xlink:show="replace"><text:span text:style-name="T346">https://data.who.int/dashboards/covid19/cases</text:span></text:a></text:p>
      <text:p text:style-name="P347"><text:span text:style-name="T348">Organization, W. H. &amp; others. (2021).<text:s/></text:span><text:span text:style-name="T349">A clinical case definition of post COVID-19 condition by a Delphi consensus, 6 October 2021</text:span><text:span text:style-name="T350">. World Health Organization.<text:s/></text:span><text:a xlink:href="https://www.who.int/publications/i/item/clinical-case-definition-of-post-covid-19-condition" office:target-frame-name="_top" xlink:show="replace"><text:span text:style-name="T351">https://www.who.int/publications/i/item/clinical-case-definition-of-post-covid-19-condition</text:span></text:a></text:p>
      <text:p text:style-name="P352"><text:span text:style-name="T353">Schild, A.-K., Goereci, Y., Scharfenberg, D., Klein, K., Lülling, J., Meiberth, D., Schweitzer, F., Stürmer, S., Zeyen, P., Sahin, D., &amp; others.<text:s/></text:span><text:span text:style-name="T354">(2023). Multidomain cognitive impairment in non-hospitalized patients with the post-COVID-19 syndrome: Results from a prospective monocentric cohort.<text:s/></text:span><text:span text:style-name="T355">Journal of Neurology</text:span><text:span text:style-name="T356">,<text:s/></text:span><text:span text:style-name="T357">270</text:span><text:span text:style-name="T358">(3), 1215–1223.<text:s/></text:span><text:a xlink:href="https://doi.org/10.1007/s00415-022-11444-w" office:target-frame-name="_top" xlink:show="replace"><text:span text:style-name="T359">https://doi.org/10.1007/s00415-022-11444-w</text:span></text:a></text:p>
      <text:p text:style-name="P360"><text:span text:style-name="T361">Schild, A.-K., Scharfenberg, D., Kirchner, L., Klein, K., Regorius, A., Goereci, Y., Meiberth, D., Sannemann, L., Lülling, J., Schweitzer, F., &amp; others.<text:s/></text:span><text:span text:style-name="T362">(2023). Subjective and objective cognitive deficits in patients with post-COVID syndrome.<text:s/></text:span><text:span text:style-name="T363">Zeitschrift Für Neuropsychologie</text:span><text:span text:style-name="T364">.<text:s/></text:span><text:a xlink:href="https://doi.org/10.1024/1016-264X/a000374" office:target-frame-name="_top" xlink:show="replace"><text:span text:style-name="T365">https://doi.org/10.1024/1016-264X/a000374</text:span></text:a></text:p>
      <text:p text:style-name="P366"><text:span text:style-name="T367">Stewart, R. (2012).<text:s/></text:span><text:span text:style-name="T368">Subjective cognitive impairment.<text:s/></text:span><text:span text:style-name="T369">Current Opinion in Psychiatry</text:span><text:span text:style-name="T370">,<text:s/></text:span><text:span text:style-name="T371">25</text:span><text:span text:style-name="T372">(6), 445–450.<text:s/></text:span><text:a xlink:href="https://doi.org/10.1097/YCO.0b013e3283586fd8" office:target-frame-name="_top" xlink:show="replace"><text:span text:style-name="T373">https://doi.org/10.1097/YCO.0b013e3283586fd8</text:span></text:a></text:p>
      <text:p text:style-name="P374"><text:span text:style-name="T375">Zamarian, L., Rass, V., Goettfried, E., Mayr, V., Carbone, F., Kindl, P., Delazer, M., Djamshidian, A., Fanciulli, A., Mahlknecht, P., &amp; others. (2024). Objective and subjective cognitive outcomes one year after COVID-19.<text:s/></text:span><text:span text:style-name="T376">Annals of Clinical and Translational Neurology</text:span><text:span text:style-name="T377">.<text:s/></text:span><text:a xlink:href="https://doi.org/10.1002/acn3.52149" office:target-frame-name="_top" xlink:show="replace"><text:span text:style-name="T378">https://doi.org/10.1002/acn3.52149</text:span></text:a></text:p>
      <text:p text:style-name="P3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7T03:52:00Z</dc:date>
    <meta:print-date>2024-09-26T09:19:00Z</meta:print-date>
    <meta:template xlink:href="Normal.dotm" xlink:type="simple"/>
    <meta:editing-cycles>136</meta:editing-cycles>
    <meta:editing-duration>PT0S</meta:editing-duration>
    <meta:document-statistic meta:page-count="13" meta:paragraph-count="52" meta:word-count="3581" meta:character-count="26090" meta:row-count="188" meta:non-whitespace-character-count="22561"/>
  </office:meta>
</office:document-meta>
</file>